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ext:s text:c="66"/>TRABAJO DE REDES</text:p>
      <text:p text:style-name="Normal">1. ¿Qué es un sistema operativo de red y cuál es su función principal?</text:p>
      <text:p text:style-name="Normal"><text:s text:c="3"/>Un sistema operativo de red (NOS, por sus siglas en inglés) es un software que gestiona y facilita el acceso y la comunicación entre los diferentes dispositivos y usuarios en una red. Su función principal es proporcionar los servicios necesarios para compartir recursos (como archivos, impresoras, etc.) y gestionar la seguridad y los permisos en la red.</text:p>
      <text:p text:style-name="Normal"/>
      <text:p text:style-name="Normal">2. Enumera dos ejemplos de sistemas operativos de red.</text:p>
      <text:p text:style-name="Normal"><text:s text:c="3"/>- Windows Server (por ejemplo, Windows Server 2022)</text:p>
      <text:p text:style-name="Normal"><text:s text:c="3"/>- Linux (por ejemplo, Ubuntu Server, CentOS)</text:p>
      <text:p text:style-name="Normal"/>
      <text:p text:style-name="Normal">3. ¿Cuál es la diferencia entre un sistema operativo de red y un sistema operativo de escritorio?</text:p>
      <text:p text:style-name="Normal"><text:s text:c="3"/>La principal diferencia radica en su propósito: un sistema operativo de red está diseñado para gestionar y facilitar la interacción entre múltiples dispositivos y usuarios en una red (servidores, administración centralizada, control de acceso, etc.), mientras que un sistema operativo de escritorio está diseñado para uso individual y para ejecutar aplicaciones de oficina y software general en computadoras personales.</text:p>
      <text:p text:style-name="Normal"/>
      <text:p text:style-name="Normal">4. Explica la importancia de la administración de usuarios y permisos en un sistema operativo de red.</text:p>
      <text:p text:style-name="Normal"><text:s text:c="3"/>La administración de usuarios y permisos es esencial para garantizar la seguridad de la red. Permite controlar quién tiene acceso a qué recursos y cómo interactúan con ellos. Esto asegura que solo los usuarios autorizados puedan acceder a información sensible o realizar tareas críticas, protegiendo la red contra accesos no deseados y posibles ataques.</text:p>
      <text:p text:style-name="Normal"/>
      <text:p text:style-name="Normal">5. ¿Qué es un servidor de archivos y qué función cumple en un sistema operativo de red?</text:p>
      <text:p text:style-name="Normal"><text:s text:c="3"/>Un servidor de archivos es un dispositivo o software en una red que almacena y gestiona archivos, permitiendo que los usuarios accedan, compartan y modifiquen archivos de forma centralizada. Su función es ofrecer almacenamiento seguro y accesible a través de la red.</text:p>
      <text:p text:style-name="Normal"/>
      <text:p text:style-name="Normal">6. Describe el concepto de dominio en un sistema operativo de red.</text:p>
      <text:p text:style-name="Normal"><text:s text:c="3"/>Un dominio es un conjunto de equipos (como computadoras, impresoras y servidores) que comparten una base de datos común y se gestionan de manera centralizada. En un dominio, los administradores pueden controlar los recursos, configuraciones y políticas de seguridad desde un único servidor (el controlador de dominio).</text:p>
      <text:p text:style-name="Normal"/>
      <text:p text:style-name="Normal">7. ¿Qué es un servidor DHCP y cuál es su papel en una red?</text:p>
      <text:soft-page-break/>
      <text:p text:style-name="Normal"><text:s text:c="3"/>Un servidor DHCP (Dynamic Host Configuration Protocol) asigna direcciones IP automáticamente a los dispositivos que se conectan a la red. Esto simplifica la gestión de direcciones IP, evitando conflictos y garantizando que los dispositivos tengan configuraciones de red correctas sin intervención manual.</text:p>
      <text:p text:style-name="Normal"/>
      <text:p text:style-name="Normal">8. ¿Cuál es la función de un servidor DNS en un sistema operativo de red?</text:p>
      <text:p text:style-name="Normal"><text:s text:c="3"/>Un servidor DNS (Domain Name System) traduce los nombres de dominio legibles por humanos (como www.ejemplo.com) a direcciones IP que los dispositivos utilizan para localizarse entre sí en la red. Facilita la navegación por Internet y la comunicación dentro de redes locales.</text:p>
      <text:p text:style-name="Normal"/>
      <text:p text:style-name="Normal">9. ¿Qué es un servidor proxy y para qué se utiliza en un sistema operativo de red?</text:p>
      <text:p text:style-name="Normal"><text:s text:c="3"/>Un servidor proxy actúa como intermediario entre los usuarios de una red y los recursos de Internet o de otras redes. Su función es mejorar el rendimiento, controlar el acceso, proporcionar anonimato y aumentar la seguridad mediante la filtración de contenido o la prevención de accesos no autorizados.</text:p>
      <text:p text:style-name="Normal"/>
      <text:p text:style-name="Normal">10. ¿Qué es una impresora compartida en el contexto de un sistema operativo de red?</text:p>
      <text:p text:style-name="Normal"><text:s text:c="4"/>Una impresora compartida es una impresora que está conectada a un servidor o computadora y es accesible por otros dispositivos en la red. Esto permite que varios usuarios impriman documentos sin necesidad de tener una impresora localmente conectada a cada computadora.</text:p>
      <text:p text:style-name="Normal"/>
      <text:p text:style-name="Normal">11. Enumera tres ventajas de utilizar sistemas operativos de red en entornos empresariales.</text:p>
      <text:p text:style-name="Normal"><text:s text:c="4"/>- Centralización de la administración: Facilita la gestión de usuarios, permisos y recursos desde un punto central.</text:p>
      <text:p text:style-name="Normal"><text:s text:c="4"/>- Seguridad mejorada: Permite aplicar políticas de seguridad uniformes y controladas.</text:p>
      <text:p text:style-name="Normal"><text:s text:c="4"/>- Eficiencia en el uso de recursos: Facilita la compartición de recursos (archivos, impresoras) y la asignación de tareas a servidores dedicados, lo que optimiza el rendimiento.</text:p>
      <text:p text:style-name="Normal"/>
      <text:p text:style-name="Normal">12. Explica cómo se realiza la autenticación de usuarios en un sistema operativo de red.</text:p>
      <text:p text:style-name="Normal"><text:s text:c="4"/>La autenticación de usuarios se realiza mediante un proceso que verifica la identidad del usuario utilizando credenciales como un nombre de usuario y una contraseña. En sistemas más avanzados, se pueden utilizar métodos adicionales como autenticación de dos factores (2FA) o certificados digitales. Los servidores de red gestionan esta autenticación y determinan el acceso a los recursos basándose en roles y permisos.</text:p>
      <text:p text:style-name="Normal"/>
      <text:soft-page-break/>
      <text:p text:style-name="Normal">13. ¿Cuál es la diferencia entre una red LAN y una red WAN en términos de sistemas operativos de red?</text:p>
      <text:p text:style-name="Normal"><text:s text:c="4"/>- LAN (Local Area Network): Es una red local, generalmente limitada a un solo edificio o área geográfica pequeña, en la que los sistemas operativos de red gestionan recursos y servicios a nivel de usuario local.</text:p>
      <text:p text:style-name="Normal"><text:s text:c="4"/>- WAN (Wide Area Network): Es una red que cubre una mayor extensión geográfica, como una red que conecta oficinas en distintas ciudades. Los sistemas operativos de red gestionan recursos distribuidos y se encargan de la conexión segura y eficiente entre los diferentes puntos de la red.</text:p>
      <text:p text:style-name="Normal"/>
      <text:p text:style-name="Normal">14. ¿Qué es un servidor de correo y cuál es su función en un sistema operativo de red?</text:p>
      <text:p text:style-name="Normal"><text:s text:c="4"/>Un servidor de correo es un servidor que gestiona el envío, recepción y almacenamiento de correos electrónicos en una red. Facilita la comunicación entre usuarios a través de protocolos como SMTP, IMAP y POP3.</text:p>
      <text:p text:style-name="Normal"/>
      <text:p text:style-name="Normal">15. Describe el concepto de balanceo de carga en un sistema operativo de red.</text:p>
      <text:p text:style-name="Normal"><text:s text:c="4"/>El balanceo de carga distribuye el tráfico de red y las solicitudes de los usuarios entre varios servidores para asegurar que ninguno de ellos se sobrecargue. Esto mejora la disponibilidad, el rendimiento y la fiabilidad de los servicios en la red.</text:p>
      <text:p text:style-name="Normal"/>
      <text:p text:style-name="Normal">16. ¿Cuál es el propósito de un sistema operativo de red en tiempo real?</text:p>
      <text:p text:style-name="Normal"><text:s text:c="4"/>Un sistema operativo de red en tiempo real está diseñado para manejar aplicaciones y procesos que requieren una respuesta inmediata y precisa, como en sistemas industriales o de telecomunicaciones. Su propósito es garantizar que las operaciones de red sean procesadas dentro de un marco de tiempo específico.</text:p>
      <text:p text:style-name="Normal"/>
      <text:p text:style-name="Normal">17. ¿Qué es una máquina virtual (VM) y cómo se utiliza en sistemas operativos de red?</text:p>
      <text:p text:style-name="Normal"><text:s text:c="4"/>Una máquina virtual es un entorno emulado que permite ejecutar un sistema operativo y aplicaciones de forma aislada sobre otro sistema operativo. En un sistema operativo de red, las máquinas virtuales se utilizan para crear servidores virtualizados, optimizando el uso de recursos y facilitando la gestión de múltiples entornos sin necesidad de hardware adicional.</text:p>
      <text:p text:style-name="Normal"/>
      <text:p text:style-name="Normal">18. Explica la importancia de las actualizaciones de seguridad en sistemas operativos de red.</text:p>
      <text:p text:style-name="Normal"><text:s text:c="4"/>Las actualizaciones de seguridad son fundamentales para proteger el sistema operativo de red contra vulnerabilidades conocidas que podrían ser explotadas por atacantes. Mantener el sistema actualizado asegura que se apliquen parches de seguridad y se minimicen los riesgos de ataques.</text:p>
      <text:p text:style-name="Normal"/>
      <text:soft-page-break/>
      <text:p text:style-name="Normal">19. ¿Qué es una copia de seguridad de red y por qué es esencial en un sistema operativo de red?</text:p>
      <text:p text:style-name="Normal"><text:s text:c="4"/>Una copia de seguridad de red es una duplicación de los datos almacenados en la red, que se guarda en una ubicación segura. Es esencial para proteger los datos ante pérdidas por fallos de hardware, errores humanos o ataques maliciosos, garantizando la recuperación de información en caso de desastre.</text:p>
      <text:p text:style-name="Normal"/>
      <text:p text:style-name="Normal">20. ¿Qué función cumple el comando ARP y para qué se lo utiliza?<text:s/></text:p>
      <text:p text:style-name="Normal"><text:s text:c="4"/>El comando ARP (Address Resolution Protocol) se utiliza para mapear direcciones IP a direcciones MAC en una red. Es esencial para la comunicación dentro de una red local, ya que los dispositivos de la red necesitan conocer la dirección MAC de otro dispositivo para poder comunicarse con él.</text:p>
      <text:p text:style-name="Normal"/>
      <text:p text:style-name="Normal">21. ¿Qué alternativas existen con respecto a servidores DNS?</text:p>
      <text:p text:style-name="Normal"><text:s text:c="4"/>Algunas alternativas incluyen:</text:p>
      <text:p text:style-name="Normal"><text:s text:c="4"/>- Google DNS (8.8.8.8, 8.8.4.4)</text:p>
      <text:p text:style-name="Normal"><text:s text:c="4"/>-Cloudflare DNS (1.1.1.1, 1.0.0.1)</text:p>
      <text:p text:style-name="Normal"><text:s text:c="4"/>- OpenDNS (208.67.222.222, 208.67.220.220)</text:p>
      <text:p text:style-name="Normal"/>
      <text:p text:style-name="Normal">22. ¿Son seguros los DNS de un ISP contratado? <text:s text:c="3"/>No necesariamente. Aunque los DNS proporcionados por un ISP pueden ser seguros, no siempre lo son. Pueden ser vulnerables a ataques como el "DNS Spoofing" o pueden tener restricciones o problemas de privacidad. Utilizar servicios DNS alternativos como Google DNS o Cloudflare puede proporcionar mayor seguridad y velocidad, además de características adicionales como protección contra malw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ago britez</meta:initial-creator>
    <dc:creator>thiago britez</dc:creator>
    <meta:creation-date>2024-11-13T03:22:00Z</meta:creation-date>
    <dc:date>2024-11-13T03:26:00Z</dc:date>
    <meta:template xlink:href="Normal" xlink:type="simple"/>
    <meta:editing-cycles>2</meta:editing-cycles>
    <meta:editing-duration>PT180S</meta:editing-duration>
    <meta:document-statistic meta:page-count="4" meta:paragraph-count="17" meta:word-count="1348" meta:character-count="8751" meta:row-count="61" meta:non-whitespace-character-count="7420"/>
  </office:meta>
</office:document-meta>
</file>